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A999</text:p>
          </table:table-cell>
          <table:table-cell office:value-type="string">
            <text:p>testi</text:p>
          </table:table-cell>
          <table:table-cell office:value-type="string">
            <text:p>tyyppi</text:p>
          </table:table-cell>
          <table:table-cell table:number-columns-repeated="1021"/>
        </table:table-row>
        <table:table-row table:style-name="ro4">
          <table:table-cell office:value-type="string">
            <text:p>A007</text:p>
          </table:table-cell>
          <table:table-cell office:value-type="string">
            <text:p>Teemu</text:p>
          </table:table-cell>
          <table:table-cell office:value-type="string">
            <text:p>Testaaja</text:p>
          </table:table-cell>
          <table:table-cell table:number-columns-repeated="1021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7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7:15:10.29</dc:date>
    <meta:editing-cycles>20</meta:editing-cycles>
    <meta:editing-duration>PT4H58M12S</meta:editing-duration>
    <meta:generator>OpenOffice/4.0.1$Win32 OpenOffice.org_project/401m5$Build-9714</meta:generator>
    <meta:document-statistic meta:table-count="2" meta:cell-count="42" meta:object-count="0"/>
  </office:meta>
</office:document-meta>
</file>